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Reflectie verslag Plastics in the circular economy</text:span></text:p>
      <text:p text:style-name="P1"><text:span text:style-name="T1"/></text:p>
      <text:p text:style-name="P1"><text:span text:style-name="T1"/></text:p>
      <text:p text:style-name="P1"><text:span text:style-name="T1">2 December heb ik een lezing over Plastics in the circular economy bijgewoond. Er werdt verteld over de cyclus van plastic. De focus lag erg op het economische aspect en de chemische eigenschappen van verschillende soorten plastic. Dit heeft niet veel toepassing op bio-informatica. Ik vond het een redelijk interresante lezing maar ik denk niet dat ik er later wat mee ga doe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